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officeooo:rsid="001fadbf" officeooo:paragraph-rsid="001fadbf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officeooo:rsid="001fdd7f" officeooo:paragraph-rsid="001fdd7f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officeooo:rsid="00208514" officeooo:paragraph-rsid="00208514"/>
    </style:style>
    <style:style style:name="P5" style:family="paragraph" style:parent-style-name="Title">
      <style:text-properties style:font-name="Times New Roman" officeooo:rsid="001e2743" officeooo:paragraph-rsid="001e2743"/>
    </style:style>
    <style:style style:name="P6" style:family="paragraph" style:parent-style-name="Text_20_body">
      <style:text-properties style:font-name="Times New Roman" officeooo:rsid="001e2743" officeooo:paragraph-rsid="001e2743"/>
    </style:style>
    <style:style style:name="P7" style:family="paragraph" style:parent-style-name="Text_20_body" style:list-style-name="L2">
      <style:text-properties style:font-name="Times New Roman" officeooo:rsid="0022b2c1" officeooo:paragraph-rsid="0022b2c1"/>
    </style:style>
    <style:style style:name="P8" style:family="paragraph" style:parent-style-name="Text_20_body" style:list-style-name="L2">
      <style:text-properties style:font-name="Times New Roman" officeooo:rsid="0022bccc" officeooo:paragraph-rsid="0022bccc"/>
    </style:style>
    <style:style style:name="P9" style:family="paragraph" style:parent-style-name="Text_20_body" style:list-style-name="L2">
      <style:text-properties style:font-name="Times New Roman" officeooo:rsid="00242323" officeooo:paragraph-rsid="0024232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apter 10: Monopolistic Competition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82885439436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rfect Comp</text:p>
          </table:table-cell>
          <table:table-cell table:style-name="Table1.A1" office:value-type="string">
            <text:p text:style-name="P2">Monopoly</text:p>
          </table:table-cell>
          <table:table-cell table:style-name="Table1.A1" office:value-type="string">
            <text:p text:style-name="P2">Monopolistic Competition</text:p>
          </table:table-cell>
        </table:table-row>
        <table:table-row table:style-name="TableLine94828826540560">
          <table:table-cell table:style-name="Table1.A1" office:value-type="string">
            <text:p text:style-name="P2"># of Firms</text:p>
          </table:table-cell>
          <table:table-cell table:style-name="Table1.A1" office:value-type="string">
            <text:p text:style-name="P2">Many</text:p>
          </table:table-cell>
          <table:table-cell table:style-name="Table1.A1" office:value-type="string">
            <text:p text:style-name="P2">One</text:p>
          </table:table-cell>
          <table:table-cell table:style-name="Table1.A1" office:value-type="string">
            <text:p text:style-name="P2">Many</text:p>
          </table:table-cell>
        </table:table-row>
        <table:table-row table:style-name="TableLine94828826540880">
          <table:table-cell table:style-name="Table1.A1" office:value-type="string">
            <text:p text:style-name="P2">Type of Product</text:p>
          </table:table-cell>
          <table:table-cell table:style-name="Table1.A1" office:value-type="string">
            <text:p text:style-name="P2">Identical</text:p>
          </table:table-cell>
          <table:table-cell table:style-name="Table1.A1" office:value-type="string">
            <text:p text:style-name="P2">Unique</text:p>
          </table:table-cell>
          <table:table-cell table:style-name="Table1.A1" office:value-type="string">
            <text:p text:style-name="P2">Differentiated</text:p>
          </table:table-cell>
        </table:table-row>
        <table:table-row table:style-name="TableLine94828832717840">
          <table:table-cell table:style-name="Table1.A1" office:value-type="string">
            <text:p text:style-name="P2">Firm Entry + Exit</text:p>
          </table:table-cell>
          <table:table-cell table:style-name="Table1.A1" office:value-type="string">
            <text:p text:style-name="P2">Free</text:p>
          </table:table-cell>
          <table:table-cell table:style-name="Table1.A1" office:value-type="string">
            <text:p text:style-name="P2">No Entry</text:p>
          </table:table-cell>
          <table:table-cell table:style-name="Table1.A1" office:value-type="string">
            <text:p text:style-name="P2">Free</text:p>
          </table:table-cell>
        </table:table-row>
        <table:table-row table:style-name="TableLine94828756403728">
          <table:table-cell table:style-name="Table1.A1" office:value-type="string">
            <text:p text:style-name="P4">Price Maker or Taker?</text:p>
          </table:table-cell>
          <table:table-cell table:style-name="Table1.A1" office:value-type="string">
            <text:p text:style-name="P4">Taker</text:p>
          </table:table-cell>
          <table:table-cell table:style-name="Table1.A1" office:value-type="string">
            <text:p text:style-name="P4">Maker</text:p>
          </table:table-cell>
          <table:table-cell table:style-name="Table1.A1" office:value-type="string">
            <text:p text:style-name="P4">Maker</text:p>
          </table:table-cell>
        </table:table-row>
        <table:table-row table:style-name="TableLine94828831970976">
          <table:table-cell table:style-name="Table1.A1" office:value-type="string">
            <text:p text:style-name="P3">Profit</text:p>
          </table:table-cell>
          <table:table-cell table:style-name="Table1.A1" table:number-columns-spanned="3" office:value-type="string">
            <text:p text:style-name="P3">Profit maximized at the Q where MR = MC or Profit = (P-ATC)*Q </text:p>
          </table:table-cell>
          <table:covered-table-cell/>
          <table:covered-table-cell/>
        </table:table-row>
        <table:table-row table:style-name="TableLine94828831099392">
          <table:table-cell table:style-name="Table1.A1" office:value-type="string">
            <text:p text:style-name="P3">Short Run Profits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4">Yes</text:p>
          </table:table-cell>
        </table:table-row>
        <table:table-row table:style-name="TableLine94828831018528">
          <table:table-cell table:style-name="Table1.A1" office:value-type="string">
            <text:p text:style-name="P3">Long Run Profits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4">No</text:p>
          </table:table-cell>
        </table:table-row>
        <table:table-row table:style-name="TableLine94828831040128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6"/>
      <text:list xml:id="list3754209682" text:style-name="L2">
        <text:list-item>
          <text:p text:style-name="P7">Oligopoly : Few Firms</text:p>
          <text:list>
            <text:list-item>
              <text:p text:style-name="P7">Duopoly : Two Firms</text:p>
            </text:list-item>
          </text:list>
        </text:list-item>
        <text:list-item>
          <text:p text:style-name="P7">Game Theory</text:p>
          <text:list>
            <text:list-item>
              <text:p text:style-name="P7">Prisoner’s Dilemma</text:p>
            </text:list-item>
            <text:list-item>
              <text:p text:style-name="P7">Nash Equilibrium</text:p>
              <text:list>
                <text:list-item>
                  <text:p text:style-name="P7">The scenario where deviating away from your initial strategy is a bad idea. For example, both prisoners confessing is the best initial strategy for the Prisoner’s Dilemma</text:p>
                </text:list-item>
              </text:list>
            </text:list-item>
            <text:list-item>
              <text:p text:style-name="P8">Collusion</text:p>
              <text:list>
                <text:list-item>
                  <text:p text:style-name="P8">Choosing to actually work together</text:p>
                </text:list-item>
              </text:list>
            </text:list-item>
            <text:list-item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15:29:42.485472862</meta:creation-date>
    <dc:date>2022-03-15T22:38:16.429752431</dc:date>
    <meta:editing-duration>PT4H42M40S</meta:editing-duration>
    <meta:editing-cycles>2</meta:editing-cycles>
    <meta:generator>LibreOffice/7.2.5.2.0$Linux_X86_64 LibreOffice_project/20$Build-2</meta:generator>
    <meta:document-statistic meta:table-count="1" meta:image-count="0" meta:object-count="0" meta:page-count="1" meta:paragraph-count="39" meta:word-count="118" meta:character-count="638" meta:non-whitespace-character-count="566"/>
  </office:meta>
</office:document-meta>
</file>